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3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loext="urn:org:documentfoundation:names:experimental:office:xmlns:loext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5.67cm" fo:min-width="9.42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fill="none" draw:fill-color="#000000" fo:min-height="2.45cm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266cm" fo:min-width="5.02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000000" fo:min-height="0.937cm"/>
    </style:style>
    <style:style style:name="gr6" style:family="graphic" style:parent-style-name="objectwithoutfill">
      <style:graphic-properties svg:stroke-width="0.081cm" svg:stroke-color="#000000" draw:marker-start="Arrowheads_20_1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5.45cm"/>
    </style:style>
    <style:style style:name="gr8" style:family="graphic" style:parent-style-name="standard">
      <style:graphic-properties draw:stroke="none" svg:stroke-color="#000000" draw:fill="none" draw:fill-color="#ffffff" fo:min-height="2.297cm"/>
    </style:style>
    <style:style style:name="gr9" style:family="graphic" style:parent-style-name="standard">
      <style:graphic-properties draw:stroke="none" svg:stroke-color="#000000" draw:fill="none" draw:fill-color="#ffffff" fo:min-height="3.801cm"/>
    </style:style>
    <style:style style:name="gr10" style:family="graphic" style:parent-style-name="standard">
      <style:graphic-properties draw:stroke="none" svg:stroke-color="#000000" draw:fill="none" draw:fill-color="#ffffff" fo:min-height="3.961cm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3.664cm" fo:min-width="6.712cm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000000" fo:min-height="1.548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266cm" fo:min-width="5.108cm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000000" fo:min-height="1.394cm"/>
    </style:style>
    <style:style style:name="gr16" style:family="graphic" style:parent-style-name="standard">
      <style:graphic-properties draw:stroke="none" svg:stroke-color="#000000" draw:fill="none" draw:fill-color="#000000" fo:min-height="1.873cm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267cm" fo:min-width="5.108cm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000000" fo:min-height="1.3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2cm" fo:min-width="31.426cm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466cm" fo:min-width="4.889cm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1.418cm" fo:min-width="3.941cm" fo:padding-top="0.165cm" fo:padding-bottom="0.165cm" fo:padding-left="0.29cm" fo:padding-right="0.29cm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1.368cm" fo:min-width="3.941cm" fo:padding-top="0.165cm" fo:padding-bottom="0.165cm" fo:padding-left="0.29cm" fo:padding-right="0.29cm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116cm" fo:min-width="4.816cm" fo:padding-top="0.165cm" fo:padding-bottom="0.165cm" fo:padding-left="0.29cm" fo:padding-right="0.29cm"/>
    </style:style>
    <style:style style:name="gr24" style:family="graphic" style:parent-style-name="standard">
      <style:graphic-properties draw:stroke="none" svg:stroke-color="#000000" draw:fill="none" draw:fill-color="#000000" fo:min-height="1.262cm"/>
    </style:style>
    <style:style style:name="gr25" style:family="graphic" style:parent-style-name="standard">
      <style:graphic-properties draw:stroke="none" svg:stroke-color="#000000" draw:fill="none" draw:fill-color="#ffffff" fo:min-height="1.15cm"/>
    </style:style>
    <style:style style:name="gr26" style:family="graphic" style:parent-style-name="objectwithoutfill">
      <style:graphic-properties draw:stroke="dash" draw:stroke-dash="Long_20_Dash_20_Dot_20__28_Rounded_29_" svg:stroke-width="0.081cm" svg:stroke-color="#000000" draw:marker-start-width="0.321cm" draw:marker-end-width="0.321cm" svg:stroke-linecap="round" draw:fill="none" draw:fill-color="#000000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fill-color="#000000" draw:textarea-horizontal-align="justify" draw:textarea-vertical-align="middle" draw:auto-grow-height="false" fo:min-height="2.145cm" fo:min-width="4.816cm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000000" fo:min-height="1.341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00" fo:font-family="Tahoma" style:font-family-generic="swiss" style:font-pitch="variable" fo:font-size="26pt" style:font-size-asian="26pt" style:font-size-complex="26pt"/>
    </style:style>
    <style:style style:name="P4" style:family="paragraph">
      <style:paragraph-properties style:writing-mode="lr-tb"/>
    </style:style>
    <style:style style:name="P5" style:family="paragraph">
      <style:paragraph-properties fo:text-align="center" style:writing-mode="lr-tb"/>
      <style:text-properties fo:color="#000000" fo:font-size="14pt" style:font-size-asian="14pt" style:font-size-complex="14pt"/>
    </style:style>
    <style:style style:name="P6" style:family="paragraph">
      <style:paragraph-properties fo:text-align="center" style:writing-mode="lr-tb"/>
      <style:text-properties fo:font-size="40pt" style:font-size-asian="40pt" style:font-size-complex="40pt"/>
    </style:style>
    <style:style style:name="P7" style:family="paragraph">
      <style:paragraph-properties fo:text-align="center" style:writing-mode="lr-tb"/>
    </style:style>
    <style:style style:name="T1" style:family="text">
      <style:text-properties fo:color="#000000" fo:font-family="Tahoma" style:font-family-generic="swiss" style:font-pitch="variable" fo:font-size="26pt" style:font-size-asian="26pt" style:font-size-complex="26pt" loext:opacity="100%"/>
    </style:style>
    <style:style style:name="T2" style:family="text">
      <style:text-properties fo:color="#000000" fo:font-family="Tahoma" style:font-family-generic="swiss" style:font-pitch="variable" fo:font-size="22pt" style:font-size-asian="22pt" style:font-size-complex="22pt" loext:opacity="100%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cm" svg:height="6cm" svg:x="1.06cm" svg:y="16.00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9.8cm" svg:height="2.7cm" svg:x="1.16cm" svg:y="16.305cm">
            <draw:text-box>
              <text:p text:style-name="P2"><text:span text:style-name="T1">Area 1</text:span></text:p>
            </draw:text-box>
          </draw:frame>
        </draw:g>
        <draw:g>
          <draw:custom-shape draw:style-name="gr1" draw:text-style-name="P1" draw:layer="layout" svg:width="10cm" svg:height="6cm" svg:x="1cm" svg:y="7.6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9.8cm" svg:height="2.7cm" svg:x="1.1cm" svg:y="7.9cm">
            <draw:text-box>
              <text:p text:style-name="P2"><text:span text:style-name="T1">Conditional Event 1</text:span></text:p>
            </draw:text-box>
          </draw:frame>
          <draw:line draw:style-name="gr3" draw:text-style-name="P1" draw:layer="layout" svg:x1="6cm" svg:y1="7.6cm" svg:x2="6cm" svg:y2="5.6cm">
            <text:p/>
          </draw:line>
          <draw:line draw:style-name="gr3" draw:text-style-name="P1" draw:layer="layout" svg:x1="4cm" svg:y1="6.6cm" svg:x2="8cm" svg:y2="6.6cm">
            <text:p/>
          </draw:line>
        </draw:g>
        <draw:g>
          <draw:custom-shape draw:style-name="gr4" draw:text-style-name="P1" draw:layer="layout" svg:width="5.6cm" svg:height="2.596cm" svg:x="45.1cm" svg:y="25.708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5.488cm" svg:height="1.187cm" svg:x="45.156cm" svg:y="25.838cm">
            <draw:text-box>
              <text:p text:style-name="P2"><text:span text:style-name="T2">Listen(port)</text:span></text:p>
            </draw:text-box>
          </draw:frame>
          <draw:line draw:style-name="gr3" draw:text-style-name="P1" draw:layer="layout" svg:x1="47.9cm" svg:y1="25.708cm" svg:x2="47.9cm" svg:y2="24.843cm">
            <text:p/>
          </draw:line>
          <draw:line draw:style-name="gr3" draw:text-style-name="P1" draw:layer="layout" svg:x1="46.78cm" svg:y1="25.276cm" svg:x2="49.02cm" svg:y2="25.276cm">
            <text:p/>
          </draw:line>
        </draw:g>
        <draw:line draw:style-name="gr6" draw:text-style-name="P1" draw:layer="layout" svg:x1="1.9cm" svg:y1="29.605cm" svg:x2="9.9cm" svg:y2="29.605cm">
          <text:p/>
        </draw:line>
        <draw:line draw:style-name="gr3" draw:text-style-name="P1" draw:layer="layout" svg:x1="2cm" svg:y1="25.605cm" svg:x2="9.9cm" svg:y2="25.605cm">
          <text:p/>
        </draw:line>
        <draw:frame draw:style-name="gr7" draw:text-style-name="P4" draw:layer="layout" svg:width="7cm" svg:height="5.7cm" svg:x="12.9cm" svg:y="8.305cm">
          <draw:text-box>
            <text:p><text:span text:style-name="T3">Conditional events</text:span></text:p>
            <text:p><text:span text:style-name="T3">describe every entity that can be processed in time,</text:span></text:p>
            <text:p><text:span text:style-name="T3">i.e. whenever some conditions are met.</text:span></text:p>
          </draw:text-box>
        </draw:frame>
        <draw:frame draw:style-name="gr8" draw:text-style-name="P4" draw:layer="layout" svg:width="6.9cm" svg:height="2.547cm" svg:x="12.9cm" svg:y="17.921cm">
          <draw:text-box>
            <text:p><text:span text:style-name="T3">Areas are entities that describe parts.</text:span></text:p>
            <text:p/>
          </draw:text-box>
        </draw:frame>
        <draw:frame draw:style-name="gr9" draw:text-style-name="P4" draw:layer="layout" svg:width="6.9cm" svg:height="4.051cm" svg:x="13cm" svg:y="24.705cm">
          <draw:text-box>
            <text:p><text:span text:style-name="T3">Connections are relations between entities.</text:span></text:p>
            <text:p/>
            <text:p/>
          </draw:text-box>
        </draw:frame>
        <draw:frame draw:style-name="gr10" draw:text-style-name="P4" draw:layer="layout" svg:width="6.9cm" svg:height="4.211cm" svg:x="13.1cm" svg:y="28.305cm">
          <draw:text-box>
            <text:p><text:span text:style-name="T3">Connections can also be relations between macro entity and micro entity.</text:span></text:p>
          </draw:text-box>
        </draw:frame>
        <draw:frame draw:style-name="gr11" draw:text-style-name="P2" draw:layer="layout" svg:width="1.999cm" svg:height="0.999cm" svg:x="10.083cm" svg:y="19.986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g>
          <draw:custom-shape draw:style-name="gr12" draw:text-style-name="P1" draw:layer="layout" svg:width="7.292cm" svg:height="3.994cm" svg:x="33.2cm" svg:y="8.667cm">
            <text:p/>
            <draw:enhanced-geometry svg:viewBox="0 0 21600 21600" draw:type="rectangle" draw:enhanced-path="M 0 0 L 21600 0 21600 21600 0 21600 0 0 Z N"/>
          </draw:custom-shape>
          <draw:frame draw:style-name="gr13" draw:text-style-name="P3" draw:layer="layout" svg:width="7.146cm" svg:height="1.798cm" svg:x="33.273cm" svg:y="8.866cm">
            <draw:text-box>
              <text:p text:style-name="P2"><text:span text:style-name="T2">Area Server</text:span></text:p>
            </draw:text-box>
          </draw:frame>
        </draw:g>
        <draw:g>
          <draw:custom-shape draw:style-name="gr14" draw:text-style-name="P1" draw:layer="layout" svg:width="5.688cm" svg:height="2.596cm" svg:x="33.856cm" svg:y="15.124cm">
            <text:p/>
            <draw:enhanced-geometry svg:viewBox="0 0 21600 21600" draw:type="rectangle" draw:enhanced-path="M 0 0 L 21600 0 21600 21600 0 21600 0 0 Z N"/>
          </draw:custom-shape>
          <draw:frame draw:style-name="gr15" draw:text-style-name="P3" draw:layer="layout" svg:width="5.574cm" svg:height="1.644cm" svg:x="33.913cm" svg:y="15.254cm">
            <draw:text-box>
              <text:p text:style-name="P2"><text:span text:style-name="T2">Xdebug Loop</text:span></text:p>
            </draw:text-box>
          </draw:frame>
          <draw:line draw:style-name="gr3" draw:text-style-name="P1" draw:layer="layout" svg:x1="36.7cm" svg:y1="15.123cm" svg:x2="36.7cm" svg:y2="14.258cm">
            <text:p/>
          </draw:line>
          <draw:line draw:style-name="gr3" draw:text-style-name="P1" draw:layer="layout" svg:x1="35.563cm" svg:y1="14.691cm" svg:x2="37.838cm" svg:y2="14.691cm">
            <text:p/>
          </draw:line>
        </draw:g>
        <draw:line draw:style-name="gr6" draw:text-style-name="P5" draw:layer="layout" svg:x1="36.7cm" svg:y1="11.396cm" svg:x2="36.7cm" svg:y2="14.325cm">
          <text:p/>
        </draw:line>
        <draw:line draw:style-name="gr3" draw:text-style-name="P5" draw:layer="layout" svg:x1="32.2cm" svg:y1="14.692cm" svg:x2="35.7cm" svg:y2="14.7cm">
          <text:p/>
        </draw:line>
        <draw:line draw:style-name="gr3" draw:text-style-name="P5" draw:layer="layout" svg:x1="32.2cm" svg:y1="14.7cm" svg:x2="32.167cm" svg:y2="19.185cm">
          <text:p/>
        </draw:line>
        <draw:line draw:style-name="gr3" draw:text-style-name="P5" draw:layer="layout" svg:x1="36.767cm" svg:y1="19.184cm" svg:x2="32.1cm" svg:y2="19.184cm">
          <text:p/>
        </draw:line>
        <draw:line draw:style-name="gr3" draw:text-style-name="P5" draw:layer="layout" svg:x1="36.7cm" svg:y1="19.185cm" svg:x2="36.7cm" svg:y2="17.72cm">
          <text:p/>
        </draw:line>
        <draw:g>
          <draw:custom-shape draw:style-name="gr12" draw:text-style-name="P1" draw:layer="layout" svg:width="7.292cm" svg:height="3.994cm" svg:x="45.158cm" svg:y="8.6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3" draw:layer="layout" svg:width="7.146cm" svg:height="2.123cm" svg:x="45.231cm" svg:y="8.8cm">
            <draw:text-box>
              <text:p text:style-name="P2"><text:span text:style-name="T2">Debugger</text:span></text:p>
            </draw:text-box>
          </draw:frame>
        </draw:g>
        <draw:g>
          <draw:custom-shape draw:style-name="gr17" draw:text-style-name="P1" draw:layer="layout" svg:width="5.688cm" svg:height="2.597cm" svg:x="46.033cm" svg:y="15.19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3" draw:layer="layout" svg:width="5.574cm" svg:height="1.645cm" svg:x="46.09cm" svg:y="15.32cm">
            <draw:text-box>
              <text:p text:style-name="P2"><text:span text:style-name="T2">Listener Loop</text:span></text:p>
            </draw:text-box>
          </draw:frame>
          <draw:line draw:style-name="gr3" draw:text-style-name="P1" draw:layer="layout" svg:x1="48.877cm" svg:y1="15.19cm" svg:x2="48.877cm" svg:y2="14.325cm">
            <text:p/>
          </draw:line>
          <draw:line draw:style-name="gr3" draw:text-style-name="P1" draw:layer="layout" svg:x1="47.74cm" svg:y1="14.758cm" svg:x2="50.015cm" svg:y2="14.758cm">
            <text:p/>
          </draw:line>
        </draw:g>
        <draw:line draw:style-name="gr6" draw:text-style-name="P5" draw:layer="layout" svg:x1="48.877cm" svg:y1="11.396cm" svg:x2="48.877cm" svg:y2="14.325cm">
          <text:p/>
        </draw:line>
        <draw:line draw:style-name="gr3" draw:text-style-name="P5" draw:layer="layout" svg:x1="44.2cm" svg:y1="14.8cm" svg:x2="47.744cm" svg:y2="14.792cm">
          <text:p/>
        </draw:line>
        <draw:line draw:style-name="gr3" draw:text-style-name="P5" draw:layer="layout" svg:x1="44.2cm" svg:y1="14.8cm" svg:x2="44.2cm" svg:y2="19.3cm">
          <text:p/>
        </draw:line>
        <draw:line draw:style-name="gr3" draw:text-style-name="P5" draw:layer="layout" svg:x1="48.971cm" svg:y1="19.285cm" svg:x2="44.2cm" svg:y2="19.3cm">
          <text:p/>
        </draw:line>
        <draw:line draw:style-name="gr3" draw:text-style-name="P5" draw:layer="layout" svg:x1="48.9cm" svg:y1="19.3cm" svg:x2="48.877cm" svg:y2="17.72cm">
          <text:p/>
        </draw:line>
        <draw:frame draw:style-name="gr19" draw:text-style-name="P6" draw:layer="layout" svg:width="31.926cm" svg:height="3.092cm" svg:x="15.373cm" svg:y="0.917cm">
          <draw:text-box>
            <text:p text:style-name="P2"><text:span text:style-name="T4">SYSTEM OF CONDITINAL EVENTS AND AREAS</text:span></text:p>
            <text:p text:style-name="P2"><text:span text:style-name="T5">(READ FROM LEFT TO RIGHT AND FROM TOP TO BOTTOM)</text:span></text:p>
          </draw:text-box>
        </draw:frame>
        <draw:g>
          <draw:custom-shape draw:style-name="gr20" draw:text-style-name="P1" draw:layer="layout" svg:width="5.469cm" svg:height="2.796cm" svg:x="45.231cm" svg:y="21.248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3" draw:layer="layout" svg:width="5.359cm" svg:height="2.123cm" svg:x="45.286cm" svg:y="21.388cm">
            <draw:text-box>
              <text:p text:style-name="P2"><text:span text:style-name="T2">Server Socket</text:span></text:p>
            </draw:text-box>
          </draw:frame>
        </draw:g>
        <draw:line draw:style-name="gr6" draw:text-style-name="P5" draw:layer="layout" svg:x1="47.929cm" svg:y1="17.054cm" svg:x2="47.929cm" svg:y2="21.314cm">
          <text:p/>
        </draw:line>
        <draw:line draw:style-name="gr6" draw:text-style-name="P5" draw:layer="layout" svg:x1="47.9cm" svg:y1="23.5cm" svg:x2="47.9cm" svg:y2="24.9cm">
          <text:p/>
        </draw:line>
        <draw:g>
          <draw:custom-shape draw:style-name="gr21" draw:text-style-name="P1" draw:layer="layout" svg:width="4.521cm" svg:height="1.748cm" svg:x="53.179cm" svg:y="29.55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4.43cm" svg:height="1.187cm" svg:x="53.227cm" svg:y="29.638cm">
            <draw:text-box>
              <text:p text:style-name="P2"><text:span text:style-name="T2">Callback</text:span></text:p>
            </draw:text-box>
          </draw:frame>
          <draw:line draw:style-name="gr3" draw:text-style-name="P1" draw:layer="layout" svg:x1="55.44cm" svg:y1="29.55cm" svg:x2="55.44cm" svg:y2="28.967cm">
            <text:p/>
          </draw:line>
          <draw:line draw:style-name="gr3" draw:text-style-name="P1" draw:layer="layout" svg:x1="54.536cm" svg:y1="29.258cm" svg:x2="56.344cm" svg:y2="29.258cm">
            <text:p/>
          </draw:line>
        </draw:g>
        <draw:line draw:style-name="gr6" draw:text-style-name="P5" draw:layer="layout" svg:x1="49.606cm" svg:y1="27.309cm" svg:x2="55.439cm" svg:y2="27.309cm">
          <text:p/>
        </draw:line>
        <draw:g>
          <draw:custom-shape draw:style-name="gr22" draw:text-style-name="P1" draw:layer="layout" svg:width="4.521cm" svg:height="1.698cm" svg:x="45.669cm" svg:y="29.535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3" draw:layer="layout" svg:width="4.431cm" svg:height="1.187cm" svg:x="45.716cm" svg:y="29.618cm">
            <draw:text-box>
              <text:p text:style-name="P2"><text:span text:style-name="T2">Timeout</text:span></text:p>
            </draw:text-box>
          </draw:frame>
          <draw:line draw:style-name="gr3" draw:text-style-name="P1" draw:layer="layout" svg:x1="47.93cm" svg:y1="29.533cm" svg:x2="47.93cm" svg:y2="28.967cm">
            <text:p/>
          </draw:line>
          <draw:line draw:style-name="gr3" draw:text-style-name="P1" draw:layer="layout" svg:x1="47.026cm" svg:y1="29.25cm" svg:x2="48.834cm" svg:y2="29.25cm">
            <text:p/>
          </draw:line>
        </draw:g>
        <draw:line draw:style-name="gr3" draw:text-style-name="P5" draw:layer="layout" svg:x1="47.929cm" svg:y1="28.238cm" svg:x2="47.929cm" svg:y2="29.17cm">
          <text:p/>
        </draw:line>
        <draw:line draw:style-name="gr3" draw:text-style-name="P5" draw:layer="layout" svg:x1="55.4cm" svg:y1="27.3cm" svg:x2="55.44cm" svg:y2="28.97cm">
          <text:p/>
        </draw:line>
        <draw:g>
          <draw:custom-shape draw:style-name="gr20" draw:text-style-name="P1" draw:layer="layout" svg:width="5.469cm" svg:height="2.796cm" svg:x="33cm" svg:y="21.194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3" draw:layer="layout" svg:width="5.359cm" svg:height="2.123cm" svg:x="33.055cm" svg:y="21.334cm">
            <draw:text-box>
              <text:p text:style-name="P2"><text:span text:style-name="T2">Client Socket</text:span></text:p>
            </draw:text-box>
          </draw:frame>
        </draw:g>
        <draw:line draw:style-name="gr6" draw:text-style-name="P5" draw:layer="layout" svg:x1="35.698cm" svg:y1="17cm" svg:x2="35.698cm" svg:y2="21.26cm">
          <text:p/>
        </draw:line>
        <draw:g>
          <draw:custom-shape draw:style-name="gr23" draw:text-style-name="P1" draw:layer="layout" svg:width="5.396cm" svg:height="2.446cm" svg:x="31.104cm" svg:y="25.854cm">
            <text:p/>
            <draw:enhanced-geometry svg:viewBox="0 0 21600 21600" draw:type="rectangle" draw:enhanced-path="M 0 0 L 21600 0 21600 21600 0 21600 0 0 Z N"/>
          </draw:custom-shape>
          <draw:frame draw:style-name="gr24" draw:text-style-name="P3" draw:layer="layout" svg:width="5.288cm" svg:height="1.512cm" svg:x="31.158cm" svg:y="25.976cm">
            <draw:text-box>
              <text:p text:style-name="P2"><text:span text:style-name="T2">Connect(port)</text:span></text:p>
            </draw:text-box>
          </draw:frame>
          <draw:line draw:style-name="gr3" draw:text-style-name="P1" draw:layer="layout" svg:x1="33.802cm" svg:y1="25.854cm" svg:x2="33.802cm" svg:y2="25.039cm">
            <text:p/>
          </draw:line>
          <draw:line draw:style-name="gr3" draw:text-style-name="P1" draw:layer="layout" svg:x1="32.723cm" svg:y1="25.446cm" svg:x2="34.881cm" svg:y2="25.446cm">
            <text:p/>
          </draw:line>
        </draw:g>
        <draw:line draw:style-name="gr6" draw:text-style-name="P5" draw:layer="layout" svg:x1="33.8cm" svg:y1="23.3cm" svg:x2="33.8cm" svg:y2="25.1cm">
          <text:p/>
        </draw:line>
        <draw:frame draw:style-name="gr25" draw:text-style-name="P7" draw:layer="layout" svg:width="12.2cm" svg:height="1.4cm" svg:x="37.1cm" svg:y="5.9cm">
          <draw:text-box>
            <text:p text:style-name="P2"><text:span text:style-name="T6">DEBUGGER EXAMPLE</text:span></text:p>
          </draw:text-box>
        </draw:frame>
        <draw:g>
          <draw:custom-shape draw:style-name="gr12" draw:text-style-name="P1" draw:layer="layout" svg:width="7.292cm" svg:height="3.994cm" svg:x="45.158cm" svg:y="8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" draw:text-style-name="P3" draw:layer="layout" svg:width="7.146cm" svg:height="2.123cm" svg:x="45.231cm" svg:y="8.8cm">
            <draw:text-box>
              <text:p text:style-name="P2"><text:span text:style-name="T2">Debugger</text:span></text:p>
            </draw:text-box>
          </draw:frame>
        </draw:g>
        <draw:line draw:style-name="gr6" draw:text-style-name="P5" draw:layer="layout" svg:x1="51.7cm" svg:y1="10.3cm" svg:x2="56.7cm" svg:y2="10.3cm">
          <text:p/>
        </draw:line>
        <draw:line draw:style-name="gr3" draw:text-style-name="P5" draw:layer="layout" svg:x1="56.7cm" svg:y1="10.274cm" svg:x2="56.8cm" svg:y2="29.5cm">
          <text:p/>
        </draw:line>
        <draw:line draw:style-name="gr26" draw:text-style-name="P1" draw:layer="layout" svg:x1="27.2cm" svg:y1="32cm" svg:x2="27.3cm" svg:y2="5.9cm">
          <text:p/>
        </draw:line>
        <draw:g>
          <draw:custom-shape draw:style-name="gr27" draw:text-style-name="P1" draw:layer="layout" svg:width="5.396cm" svg:height="2.475cm" svg:x="37.3cm" svg:y="25.825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3" draw:layer="layout" svg:width="5.288cm" svg:height="1.591cm" svg:x="37.354cm" svg:y="25.95cm">
            <draw:text-box>
              <text:p text:style-name="P2"><text:span text:style-name="T2">Send(Info)</text:span></text:p>
            </draw:text-box>
          </draw:frame>
          <draw:line draw:style-name="gr3" draw:text-style-name="P1" draw:layer="layout" svg:x1="39.998cm" svg:y1="25.825cm" svg:x2="39.998cm" svg:y2="25cm">
            <text:p/>
          </draw:line>
          <draw:line draw:style-name="gr3" draw:text-style-name="P1" draw:layer="layout" svg:x1="38.919cm" svg:y1="25.412cm" svg:x2="41.077cm" svg:y2="25.412cm">
            <text:p/>
          </draw:line>
        </draw:g>
        <draw:line draw:style-name="gr6" draw:text-style-name="P5" draw:layer="layout" svg:x1="37.6cm" svg:y1="23.4cm" svg:x2="40cm" svg:y2="23.4cm">
          <text:p/>
        </draw:line>
        <draw:line draw:style-name="gr3" draw:text-style-name="P5" draw:layer="layout" svg:x1="40cm" svg:y1="23.4cm" svg:x2="40cm" svg:y2="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loext="urn:org:documentfoundation:names:experimental:office:xmlns:loext:1.0" office:version="1.2">
  <office:styles>
    <draw:gradient draw:name="Filled" draw:style="linear" draw:start-color="#ffffff" draw:end-color="#cccccc" draw:start-intensity="100%" draw:end-intensity="100%" draw:angle="0" draw:border="0%"/>
    <draw:gradient draw:name="Filled_20_Blue" draw:display-name="Filled Blue" draw:style="linear" draw:start-color="#729fcf" draw:end-color="#355269" draw:start-intensity="100%" draw:end-intensity="100%" draw:angle="0" draw:border="0%"/>
    <draw:gradient draw:name="Filled_20_Green" draw:display-name="Filled Green" draw:style="linear" draw:start-color="#77bc65" draw:end-color="#127622" draw:start-intensity="100%" draw:end-intensity="100%" draw:angle="0" draw:border="0%"/>
    <draw:gradient draw:name="Filled_20_Red" draw:display-name="Filled Red" draw:style="linear" draw:start-color="#ff6d6d" draw:end-color="#c9211e" draw:start-intensity="100%" draw:end-intensity="100%" draw:angle="0" draw:border="0%"/>
    <draw:gradient draw:name="Filled_20_Yellow" draw:display-name="Filled Yellow" draw:style="linear" draw:start-color="#ffde59" draw:end-color="#b47804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Long_20_Dash_20_Dot_20__28_Rounded_29_" draw:display-name="Long Dash Dot (Rounded)" draw:style="round" draw:dots1="1" draw:dots1-length="301%" draw:dots2="1" draw:dots2-length="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loext:opacity="0%"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loext:opacity="100%"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loext:opacity="100%"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loext:opacity="100%"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loext:opacity="100%"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loext:opacity="100%" svg:stroke-color="#355269"/>
      <style:text-properties fo:color="#355269"/>
    </style:style>
    <style:style style:name="Outlined_20_Green" style:display-name="Outlined Green" style:family="graphic" style:parent-style-name="Outlined">
      <style:graphic-properties loext:opacity="100%" svg:stroke-color="#127622"/>
      <style:text-properties fo:color="#127622"/>
    </style:style>
    <style:style style:name="Outlined_20_Red" style:display-name="Outlined Red" style:family="graphic" style:parent-style-name="Outlined">
      <style:graphic-properties loext:opacity="100%" svg:stroke-color="#c9211e"/>
      <style:text-properties fo:color="#c9211e"/>
    </style:style>
    <style:style style:name="Outlined_20_Yellow" style:display-name="Outlined Yellow" style:family="graphic" style:parent-style-name="Outlined">
      <style:graphic-properties loext:opacity="100%"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cm" fo:page-height="33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loext="urn:org:documentfoundation:names:experimental:office:xmlns:loext:1.0" office:version="1.2">
  <office:meta>
    <dc:date>2023-05-31T15:20:24.70</dc:date>
    <meta:editing-duration>PT1H24M25S</meta:editing-duration>
    <meta:editing-cycles>32</meta:editing-cycles>
    <meta:generator>OpenOffice/4.1.14$Win32 OpenOffice.org_project/4114m1$Build-9811</meta:generator>
    <dc:creator>Vaclav Kolarcik</dc:creator>
    <meta:document-statistic meta:object-count="89"/>
  </office:meta>
</office:document-meta>
</file>

<file path=Object 1/content.xml><?xml version="1.0" encoding="utf-8"?>
<math xmlns="http://www.w3.org/1998/Math/MathML" display="block"/>
</file>